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1.251cm"/>
          <style:tab-stop style:position="1.501cm"/>
        </style:tab-stops>
      </style:paragraph-properties>
    </style:style>
    <style:style style:name="P4" style:family="paragraph" style:parent-style-name="Standard">
      <style:paragraph-properties fo:orphans="0" fo:widows="0" style:text-autospace="none"/>
    </style:style>
    <style:style style:name="P5" style:family="paragraph" style:parent-style-name="Standard">
      <style:paragraph-properties fo:text-align="center" style:justify-single-word="false">
        <style:tab-stops>
          <style:tab-stop style:position="2cm"/>
        </style:tab-stops>
      </style:paragraph-properties>
      <style:text-properties fo:font-weight="bold" style:font-weight-asian="bold"/>
    </style:style>
    <style:style style:name="P6" style:family="paragraph" style:parent-style-name="Standard">
      <style:paragraph-properties fo:margin-left="0cm" fo:margin-right="0cm" fo:text-align="center" style:justify-single-word="false" fo:text-indent="1.251cm" style:auto-text-indent="false"/>
    </style:style>
    <style:style style:name="P7" style:family="paragraph" style:parent-style-name="Standard">
      <style:paragraph-properties fo:margin-left="0cm" fo:margin-right="0cm" fo:text-align="center" style:justify-single-word="false" fo:text-indent="1.251cm" style:auto-text-indent="false"/>
      <style:text-properties fo:font-weight="bold" style:font-weight-asian="bold"/>
    </style:style>
    <style:style style:name="P8" style:family="paragraph" style:parent-style-name="Standard">
      <style:paragraph-properties fo:margin-left="0cm" fo:margin-right="0cm" fo:text-align="center" style:justify-single-word="false" fo:text-indent="1.251cm" style:auto-text-indent="false">
        <style:tab-stops>
          <style:tab-stop style:position="2cm"/>
        </style:tab-stops>
      </style:paragraph-properties>
      <style:text-properties fo:font-weight="bold" style:font-weight-asian="bold"/>
    </style:style>
    <style:style style:name="P9" style:family="paragraph" style:parent-style-name="Standard">
      <style:paragraph-properties fo:margin-left="0cm" fo:margin-right="0cm" fo:text-align="justify" style:justify-single-word="false" fo:text-indent="1.251cm" style:auto-text-indent="false">
        <style:tab-stops>
          <style:tab-stop style:position="2cm"/>
        </style:tab-stops>
      </style:paragraph-properties>
      <style:text-properties fo:font-weight="bold" style:font-weight-asian="bold"/>
    </style:style>
    <style:style style:name="P10" style:family="paragraph" style:parent-style-name="Standard">
      <style:paragraph-properties fo:margin-left="0cm" fo:margin-right="0cm" fo:text-align="justify" style:justify-single-word="false" fo:text-indent="1.251cm" style:auto-text-indent="false"/>
    </style:style>
    <style:style style:name="P11" style:family="paragraph" style:parent-style-name="Standard">
      <style:paragraph-properties fo:margin-left="0cm" fo:margin-right="0cm" fo:text-align="justify" style:justify-single-word="false" fo:text-indent="1.251cm" style:auto-text-indent="false">
        <style:tab-stops>
          <style:tab-stop style:position="2cm"/>
        </style:tab-stops>
      </style:paragraph-properties>
    </style:style>
    <style:style style:name="P12" style:family="paragraph" style:parent-style-name="Темный_20_список_20_-_20_Акцент_20_5">
      <style:paragraph-properties fo:margin-left="0cm" fo:margin-right="0cm" fo:text-align="justify" style:justify-single-word="false" fo:text-indent="1.251cm" style:auto-text-indent="false">
        <style:tab-stops>
          <style:tab-stop style:position="2cm"/>
        </style:tab-stops>
      </style:paragraph-properties>
      <style:text-properties fo:font-weight="bold" style:font-weight-asian="bold"/>
    </style:style>
    <style:style style:name="P13" style:family="paragraph" style:parent-style-name="Темный_20_список_20_-_20_Акцент_20_5">
      <style:paragraph-properties fo:margin-left="0cm" fo:margin-right="0cm" fo:text-align="justify" style:justify-single-word="false" fo:text-indent="1.251cm" style:auto-text-indent="false">
        <style:tab-stops>
          <style:tab-stop style:position="2.251cm"/>
        </style:tab-stops>
      </style:paragraph-properties>
    </style:style>
    <style:style style:name="P14" style:family="paragraph" style:parent-style-name="Темный_20_список_20_-_20_Акцент_20_5">
      <style:paragraph-properties fo:margin-left="0cm" fo:margin-right="0cm" fo:text-align="justify" style:justify-single-word="false" fo:text-indent="1.251cm" style:auto-text-indent="false">
        <style:tab-stops>
          <style:tab-stop style:position="2cm"/>
        </style:tab-stops>
      </style:paragraph-properties>
    </style:style>
    <style:style style:name="P15" style:family="paragraph" style:parent-style-name="Standard">
      <style:paragraph-properties fo:margin-left="0cm" fo:margin-right="0cm" fo:text-align="justify" style:justify-single-word="false"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17" style:family="paragraph" style:parent-style-name="Темный_20_список_20_-_20_Акцент_20_5">
      <style:paragraph-properties fo:text-align="justify" style:justify-single-word="false">
        <style:tab-stops>
          <style:tab-stop style:position="2cm"/>
        </style:tab-stops>
      </style:paragraph-properties>
    </style:style>
    <style:style style:name="P18" style:family="paragraph" style:parent-style-name="Темный_20_список_20_-_20_Акцент_20_5">
      <style:paragraph-properties fo:text-align="justify" style:justify-single-word="false">
        <style:tab-stops>
          <style:tab-stop style:position="2cm"/>
        </style:tab-stops>
      </style:paragraph-properties>
      <style:text-properties fo:language="en" fo:country="US"/>
    </style:style>
    <style:style style:name="P19" style:family="paragraph" style:parent-style-name="Темный_20_список_20_-_20_Акцент_20_5">
      <style:paragraph-properties fo:margin-left="1.251cm" fo:margin-right="0cm" fo:text-align="justify" style:justify-single-word="false" fo:text-indent="0cm" style:auto-text-indent="false">
        <style:tab-stops>
          <style:tab-stop style:position="2cm"/>
        </style:tab-stops>
      </style:paragraph-properties>
    </style:style>
    <style:style style:name="P20" style:family="paragraph" style:parent-style-name="Темный_20_список_20_-_20_Акцент_20_5">
      <style:paragraph-properties fo:margin-left="1.251cm" fo:margin-right="0cm" fo:text-align="justify" style:justify-single-word="false" fo:text-indent="0cm" style:auto-text-indent="false" fo:break-before="page">
        <style:tab-stops>
          <style:tab-stop style:position="2.251cm"/>
        </style:tab-stops>
      </style:paragraph-properties>
    </style:style>
    <style:style style:name="P21" style:family="paragraph" style:parent-style-name="Standard" style:master-page-name="Standard">
      <style:paragraph-properties fo:text-align="center" style:justify-single-word="false" style:page-number="auto">
        <style:tab-stops>
          <style:tab-stop style:position="2cm"/>
        </style:tab-stops>
      </style:paragraph-properties>
      <style:text-properties fo:font-variant="normal" fo:text-transform="none"/>
    </style:style>
    <style:style style:name="P22" style:family="paragraph" style:parent-style-name="Standard">
      <style:paragraph-properties fo:orphans="0" fo:widows="0" style:text-autospace="none"/>
    </style:style>
    <style:style style:name="P23" style:family="paragraph" style:parent-style-name="Standard" style:list-style-name="WW8Num1">
      <style:paragraph-properties fo:margin-left="0cm" fo:margin-right="0cm" fo:text-align="justify" style:justify-single-word="false" fo:text-indent="1.251cm" style:auto-text-indent="false">
        <style:tab-stops>
          <style:tab-stop style:position="1.251cm"/>
          <style:tab-stop style:position="1.501cm"/>
        </style:tab-stops>
      </style:paragraph-properties>
    </style:style>
    <style:style style:name="P24" style:family="paragraph" style:parent-style-name="Standard" style:list-style-name="WW8Num1">
      <style:paragraph-properties fo:margin-left="0cm" fo:margin-right="0cm" fo:text-align="justify" style:justify-single-word="false" fo:text-indent="1.251cm" style:auto-text-indent="false">
        <style:tab-stops>
          <style:tab-stop style:position="2.251cm"/>
        </style:tab-stops>
      </style:paragraph-properties>
    </style:style>
    <style:style style:name="P25" style:family="paragraph" style:parent-style-name="Standard" style:list-style-name="WW8Num1">
      <style:paragraph-properties fo:margin-left="0cm" fo:margin-right="0cm" fo:text-align="justify" style:justify-single-word="false" fo:text-indent="1.251cm" style:auto-text-indent="false">
        <style:tab-stops>
          <style:tab-stop style:position="1.251cm"/>
        </style:tab-stops>
      </style:paragraph-properties>
    </style:style>
    <style:style style:name="P26" style:family="paragraph" style:parent-style-name="Standard" style:list-style-name="WW8Num1">
      <style:paragraph-properties fo:margin-left="0cm" fo:margin-right="0cm" fo:text-align="center" style:justify-single-word="false" fo:text-indent="1.251cm" style:auto-text-indent="false">
        <style:tab-stops>
          <style:tab-stop style:position="2cm"/>
        </style:tab-stops>
      </style:paragraph-properties>
      <style:text-properties fo:font-weight="bold" style:font-weight-asian="bold"/>
    </style:style>
    <style:style style:name="P27" style:family="paragraph" style:parent-style-name="Standard" style:list-style-name="WW8Num1">
      <style:paragraph-properties fo:margin-left="0cm" fo:margin-right="0cm" fo:text-align="justify" style:justify-single-word="false" fo:text-indent="2cm" style:auto-text-indent="false">
        <style:tab-stops>
          <style:tab-stop style:position="1.251cm"/>
        </style:tab-stops>
      </style:paragraph-properties>
    </style:style>
    <style:style style:name="P28" style:family="paragraph" style:parent-style-name="Standard" style:list-style-name="WW8Num1">
      <style:paragraph-properties fo:margin-left="0cm" fo:margin-right="0cm" fo:text-align="justify" style:justify-single-word="false" fo:text-indent="3.251cm" style:auto-text-indent="false">
        <style:tab-stops>
          <style:tab-stop style:position="2cm"/>
        </style:tab-stops>
      </style:paragraph-properties>
    </style:style>
    <style:style style:name="P29" style:family="paragraph" style:parent-style-name="Темный_20_список_20_-_20_Акцент_20_5" style:list-style-name="WW8Num1">
      <style:paragraph-properties fo:margin-left="0cm" fo:margin-right="0cm" fo:text-align="center" style:justify-single-word="false" fo:text-indent="1.251cm" style:auto-text-indent="false">
        <style:tab-stops>
          <style:tab-stop style:position="2cm"/>
        </style:tab-stops>
      </style:paragraph-properties>
      <style:text-properties fo:font-weight="bold" style:font-weight-asian="bold"/>
    </style:style>
    <style:style style:name="P30" style:family="paragraph" style:parent-style-name="Темный_20_список_20_-_20_Акцент_20_5" style:list-style-name="WW8Num1">
      <style:paragraph-properties fo:margin-left="0cm" fo:margin-right="0cm" fo:text-align="justify" style:justify-single-word="false" fo:text-indent="1.251cm" style:auto-text-indent="false">
        <style:tab-stops>
          <style:tab-stop style:position="2.251cm"/>
        </style:tab-stops>
      </style:paragraph-properties>
    </style:style>
    <style:style style:name="P31" style:family="paragraph" style:parent-style-name="Темный_20_список_20_-_20_Акцент_20_5" style:list-style-name="WW8Num1">
      <style:paragraph-properties fo:margin-left="0cm" fo:margin-right="0cm" fo:text-align="justify" style:justify-single-word="false" fo:text-indent="1.251cm" style:auto-text-indent="false">
        <style:tab-stops>
          <style:tab-stop style:position="2cm"/>
        </style:tab-stops>
      </style:paragraph-properties>
    </style:style>
    <style:style style:name="P32" style:family="paragraph" style:parent-style-name="Темный_20_список_20_-_20_Акцент_20_5" style:list-style-name="WW8Num1">
      <style:paragraph-properties fo:margin-left="0cm" fo:margin-right="0cm" fo:text-align="justify" style:justify-single-word="false" fo:text-indent="1.251cm" style:auto-text-indent="false"/>
    </style:style>
    <style:style style:name="P33" style:family="paragraph" style:parent-style-name="Темный_20_список_20_-_20_Акцент_20_5" style:list-style-name="WW8Num1">
      <style:paragraph-properties fo:margin-left="0cm" fo:margin-right="0cm" fo:text-align="justify" style:justify-single-word="false" fo:text-indent="3.251cm" style:auto-text-indent="false">
        <style:tab-stops>
          <style:tab-stop style:position="2cm"/>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ru" fo:country="RU"/>
    </style:style>
    <style:style style:name="T6" style:family="text">
      <style:text-properties fo:language="ru" fo:country="RU" fo:font-weight="bold" style:font-weight-asian="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О</text:span><text:span text:style-name="T6">ФЕРТА</text:span><text:span text:style-name="T2"> № </text:span><text:span text:style-name="T4">{$num}</text:span><text:span text:style-name="T2"> </text:span><text:span text:style-name="T6">НА</text:span><text:span text:style-name="T2"> ЗАКЛЮЧЕНИЕ СОГЛАШЕНИЯ </text:span></text:p>
      <text:p text:style-name="P5">о выполнении работы и/или оказании услуги с использованием онлайн сервиса «Безопасная сделка»</text:p>
      <text:p text:style-name="P8"/>
      <text:p text:style-name="P16">Настоящая Оферта является предложением ООО «Ваан» на заключение с лицом, указанным в настоящей Оферте, и являющимся Заказчиком, как оно определено ниже, Соглашения на условиях, изложенных в настоящей Оферте. Акцепт Оферты осуществляется в порядке, предусмотренном в настоящей Оферте. Акцепт Оферты Заказчиком равносилен заключению Соглашения на условиях, изложенных в настоящей Оферте. </text:p>
      <text:p text:style-name="P16">ООО «Ваан» предлагает Заказчику заключить Соглашение о выполнении работы и/или оказании услуги с использованием онлайн сервиса «Безопасная сделка» на следующих условиях:</text:p>
      <text:p text:style-name="P16"/>
      <text:p text:style-name="P15">Настоящее Соглашение о выполнении работы и/или оказании услуги с использованием онлайн сервиса «Безопасная сделка», далее также – Соглашение или настоящее Соглашение, заключено между: </text:p>
      <text:p text:style-name="P15">ООО «Ваан», место нахождения: 125040, Москва, улица Нижняя, дом 14, корпус 1, ОГРН 5067847040421, ИНН 7805399430, далее также Исполнитель; и</text:p>
      <text:p text:style-name="P15">лицом, являющимся Заказчиком, как оно определено ниже, далее также Заказчик или Работодатель, принявшим Оферту в порядке, предусмотренном настоящим Соглашением.</text:p>
      <text:p text:style-name="P11"/>
      <text:list xml:id="list1503718198270491197" text:style-name="WW8Num1">
        <text:list-item>
          <text:p text:style-name="P29">Используемые термины и определения</text:p>
        </text:list-item>
      </text:list>
      <text:p text:style-name="P9"/>
      <text:list xml:id="list34380070" text:continue-numbering="true" text:style-name="WW8Num1">
        <text:list-item>
          <text:list>
            <text:list-item>
              <text:p text:style-name="P23"><text:span text:style-name="T2">Заказчик </text:span>– пользователь Сайта, зарегистрированный на Сайте в качестве Работодателя, являющийся физическим лицом, индивидуальным предпринимателем или юридическим лицом, заключивший с Исполнителем Соглашение. Заказчиком может быть физическое лицо — резидент Российской Федерации или нерезидент Российской Федерации, <text:s/>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item>
            <text:list-item>
              <text:p text:style-name="P23"><text:span text:style-name="T2">Защищенные страницы</text:span> <text:span text:style-name="T2">Сайта</text:span> – страницы онлайн сервиса Сайта «Безопасная сделка», доступ к которым возможен только при вводе Заказчиком Логина и Пароля;</text:p>
            </text:list-item>
            <text:list-item>
              <text:p text:style-name="P23"><text:span text:style-name="T2">Исполнитель </text:span>– общество с ограниченной ответственностью «Ваан», место нахождения: 125040, Москва, улица Нижняя, дом 14, корпус 1, ОГРН 5067847040421, ИНН 7805399430; </text:p>
            </text:list-item>
            <text:list-item>
              <text:p text:style-name="P23"><text:span text:style-name="T2">Логин</text:span> <text:span text:style-name="T2">– </text:span>уникальное имя Заказчика, используемое им на Сайте в целях доступа к Защищенным страницам<text:span text:style-name="T2">;</text:span></text:p>
            </text:list-item>
            <text:list-item>
              <text:p text:style-name="P23"><text:span text:style-name="T2">Оферта</text:span> – предложение Исполнителя, сделанное Заказчику при помощи программно-технических средств Сайта заключить настоящее Соглашение на условиях, указанных в Оферте. Текст Оферты размещен на Сайте в сети Интернет по адресу: <text:a xlink:type="simple" xlink:href="https://www.free-lance.ru/offer_work_employer.pdf">http</text:a><text:a xlink:type="simple" xlink:href="https://www.free-lance.ru/offer_work_employer.pdf"><text:span text:style-name="T3">s</text:span></text:a><text:a xlink:type="simple" xlink:href="https://www.free-lance.ru/offer_work_employer.pdf">://www.free-lance.ru/offer_work_employer.pdf</text:a>;</text:p>
            </text:list-item>
            <text:list-item>
              <text:p text:style-name="P23"><text:span text:style-name="T2">Пароль</text:span> – сочетание букв, цифр и символов, уникальное для Логина, позволяющее при одновременном вводе с Логином войти на Защищенные страницы Сайта;</text:p>
            </text:list-item>
            <text:list-item>
              <text:p text:style-name="P23"><text:span text:style-name="T2">Персональные данные</text:span> – сведения о Заказчике, размещенные Заказчиком на Защищенных страницах Сайта путем заполнения соответствующих форм. Заказчик дает свое согласие на использование его персональных данных Исполнителем для целей надлежащего исполнения настоящего Соглашения и обеспечения функционирования Сайта;</text:p>
            </text:list-item>
            <text:list-item>
              <text:p text:style-name="P23"><text:span text:style-name="T2">Работа</text:span> – дизайнерские, художественные, маркетинговые, рекламные, редакторские работы и/или услуги, 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глашения на основании Технических заданий;</text:p>
            </text:list-item>
            <text:list-item>
              <text:p text:style-name="P23"><text:soft-page-break/><text:span text:style-name="T2">Сайт</text:span> –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нному обозначению. Под Сайтом в Соглашении понимается Сайт, расположенный в сети Интернет по адресу <text:a xlink:type="simple" xlink:href="http://www.free-lance.ru/"><text:span text:style-name="T3">https</text:span></text:a><text:a xlink:type="simple" xlink:href="http://www.free-lance.ru/">://</text:a><text:a xlink:type="simple" xlink:href="http://www.free-lance.ru/"><text:span text:style-name="T3">www</text:span></text:a><text:a xlink:type="simple" xlink:href="http://www.free-lance.ru/">.</text:a><text:a xlink:type="simple" xlink:href="http://www.free-lance.ru/"><text:span text:style-name="T3">free</text:span></text:a><text:a xlink:type="simple" xlink:href="http://www.free-lance.ru/">-</text:a><text:a xlink:type="simple" xlink:href="http://www.free-lance.ru/"><text:span text:style-name="T3">lance</text:span></text:a><text:a xlink:type="simple" xlink:href="http://www.free-lance.ru/">.</text:a><text:a xlink:type="simple" xlink:href="http://www.free-lance.ru/"><text:span text:style-name="T3">ru</text:span></text:a>;<text:span text:style-name="T2"> </text:span></text:p>
            </text:list-item>
            <text:list-item>
              <text:p text:style-name="P23"><text:span text:style-name="T2">Безопасная сделка</text:span> – онлайн сервис, доступный на Сайте, более подробная информация о котором содержится на Сайте в сети Интернет по адресу: </text:p>
            </text:list-item>
          </text:list>
        </text:list-item>
      </text:list>
      <text:p text:style-name="P3"><text:a xlink:type="simple" xlink:href="https://www.free-lance.ru/promo/sbr/">http</text:a><text:a xlink:type="simple" xlink:href="https://www.free-lance.ru/promo/sbr/"><text:span text:style-name="T3">s</text:span></text:a><text:a xlink:type="simple" xlink:href="https://www.free-lance.ru/promo/sbr/">://www.free-lance.ru/promo/sbr/</text:a>, и для начала пользования которым со стороны Исполнителя предлагается настоящая Оферта;</text:p>
      <text:list xml:id="list34371362" text:continue-numbering="true" text:style-name="WW8Num1">
        <text:list-item>
          <text:list>
            <text:list-item>
              <text:p text:style-name="P23"><text:span text:style-name="T2">Соглашение</text:span> – настоящее соглашение о выполнении работы и/или оказании услуги с использованием онлайн сервиса «Безопасная сделка», заключенное между Исполнителем и Заказчиком;</text:p>
            </text:list-item>
            <text:list-item>
              <text:p text:style-name="P23"><text:span text:style-name="T2">Способ оплаты</text:span> – любой из возможных и доступных для выбора на Сайте применительно к онлайн сервису «Безопасная сделка» способов осуществления оплаты стоимости Работы Исполнителю, в том числе, безналичный (банковский) перевод, перевод Яндекс.Деньги, перевод <text:span text:style-name="T3">WebMoney</text:span> <text:span text:style-name="T3">Transfer</text:span> и иные способы безналичной формы оплаты в рублях Российской Федерации;</text:p>
            </text:list-item>
            <text:list-item>
              <text:p text:style-name="P23"><text:span text:style-name="T2">Стороны</text:span> – Заказчик и Исполнитель при их совместном упоминании, а <text:span text:style-name="T2">Сторона</text:span> – любое из них при упоминании по отдельности;</text:p>
            </text:list-item>
            <text:list-item>
              <text:p text:style-name="P23"><text:bookmark-start text:name="_Ref202004462"/><text:span text:style-name="T2">Техническое задание</text:span> – совокупность требований Заказчика к предмету и условиям выполнения конкретной Работы Исполнителем в рамках Соглашения<text:bookmark-end text:name="_Ref202004462"/>. Техническое задание является неотъемлемой частью настоящего Соглашения;</text:p>
            </text:list-item>
            <text:list-item>
              <text:p text:style-name="P23"><text:span text:style-name="T2">Учетная информация Заказчика </text:span>– Логин и Пароль Заказчика для входа на Защищенные страницы Сайта.</text:p>
            </text:list-item>
          </text:list>
        </text:list-item>
      </text:list>
      <text:p text:style-name="P11"/>
      <text:list xml:id="list34392409" text:continue-numbering="true" text:style-name="WW8Num1">
        <text:list-item>
          <text:p text:style-name="P29">Условия заключения Соглашения</text:p>
        </text:list-item>
      </text:list>
      <text:p text:style-name="P19"/>
      <text:list xml:id="list34386212" text:continue-numbering="true" text:style-name="WW8Num1">
        <text:list-item>
          <text:list>
            <text:list-item>
              <text:p text:style-name="P23">Соглашение заключается между Сторонами, которые могут быть физическими лицами — резидентами Российской Федерации или нерезидентами Российской Федерации, индивидуальными предпринимателями, зарегистрированными в соответствии с законодательством Российской Федерации или любого иного государства, а также юридическими лицами, созданными в соответствии с законодательством Российской Федерации или любого иного государства.</text:p>
            </text:list-item>
            <text:list-item>
              <text:p text:style-name="P30">Учитывая технические и практические особенности ведения Исполнителем своей финансово-хозяйственной деятельности, в настоящее время в связи с заключением Соглашения действуют следующие ограничения: </text:p>
              <text:list>
                <text:list-item>
                  <text:p text:style-name="P31">Соглашение заключается только с Заказчиками, прошедшими регистрацию на Сайте, получившими Логин и имеющими Пароль;</text:p>
                </text:list-item>
              </text:list>
            </text:list-item>
            <text:list-item>
              <text:p text:style-name="P24">Стороны гарантируют, что они в соответствии с применимым правом и правом страны происхождения обладают полной правоспособностью и дееспособностью, и имеют право заключать настоящее Соглашение;</text:p>
            </text:list-item>
            <text:list-item>
              <text:p text:style-name="P25">Стороны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text:p>
            </text:list-item>
            <text:list-item>
              <text:p text:style-name="P25">В случае, когда одной из Сторон настоящего Соглашения является физическое лицо — нерезидент Российской Федерации, а также индивидуальный предприниматель, зарегистрированный в соответствии с законодательством любого другого государства кроме Российской Федерации, или юридическое лицо, созданное в соответствии с законодательством любого другого государства кроме Российской Федерации, для целей заключения настоящего Соглашения действуют следующие ограничения:</text:p>
              <text:list>
                <text:list-item>
                  <text:p text:style-name="P27"><text:soft-page-break/>Стоимость Работы не должна превышать в эквиваленте 50000 (пятьдесят тысяч) долларов США по курсу иностранных валют к рублю, установленному ЦБ РФ на дату заключения настоящего Соглашения;</text:p>
                </text:list-item>
                <text:list-item>
                  <text:p text:style-name="P27">Соглашение может заключаться только в отношении Работы, передача результатов которой будет осуществляться исключительно посредством Интернета, и/или Соглашение может заключаться в отношении оказания услуг.</text:p>
                </text:list-item>
                <text:list-item>
                  <text:p text:style-name="P27"><text:bookmark-start text:name="_Ref251575614"/>Соглашение заключается только с теми Заказчиками, которые указали все необходимые Персональные данные в электронной форме на Сайте<text:bookmark-end text:name="_Ref251575614"/>.</text:p>
                </text:list-item>
              </text:list>
            </text:list-item>
            <text:list-item>
              <text:p text:style-name="P30">В будущем любые такие ограничения могут быть отменены по собственному усмотрению Исполнителя.</text:p>
            </text:list-item>
            <text:list-item>
              <text:p text:style-name="P30">Средством платежа (денежные средства) по настоящему договору являются рубли Российской Федерации вне зависимости от Способа оплаты.</text:p>
            </text:list-item>
          </text:list>
        </text:list-item>
      </text:list>
      <text:p text:style-name="P14"/>
      <text:list xml:id="list34387375" text:continue-numbering="true" text:style-name="WW8Num1">
        <text:list-item>
          <text:p text:style-name="P29">Предмет</text:p>
        </text:list-item>
      </text:list>
      <text:p text:style-name="P14"/>
      <text:list xml:id="list34385594" text:continue-numbering="true" text:style-name="WW8Num1">
        <text:list-item>
          <text:list>
            <text:list-item>
              <text:p text:style-name="P30">По настоящему Соглашению Исполнитель обязуется выполнить Работу для Заказчика на основании Технического задания Заказчика и сдать результат Работы Заказчику, а Заказчик обязуется принять результат Работы и оплатить его согласно условиям настоящего Соглашения.</text:p>
            </text:list-item>
            <text:list-item>
              <text:p text:style-name="P30">Подробное описание Работы, выполняемой Исполнителем, сроки ее выполнения, ее стоимость и иные соответствующие условия определяются в Техническом задании, утверждаемом Сторонами в порядке, предусмотренном настоящим Соглашением. С момента утверждения Сторонами Технического задания оно становится неотъемлемой частью настоящего Соглашения.</text:p>
            </text:list-item>
          </text:list>
        </text:list-item>
      </text:list>
      <text:p text:style-name="P7"/>
      <text:list xml:id="list34390083" text:continue-numbering="true" text:style-name="WW8Num1">
        <text:list-item>
          <text:p text:style-name="P29">Представление Технического задания</text:p>
        </text:list-item>
      </text:list>
      <text:p text:style-name="P14"/>
      <text:list xml:id="list34382745" text:continue-numbering="true" text:style-name="WW8Num1">
        <text:list-item>
          <text:list>
            <text:list-item>
              <text:p text:style-name="P30">Оформление и представление Технического задания осуществляется при помощи Сайта путем нажатия Заказчиком кнопки «<text:span text:style-name="T5">Предложить</text:span> сделку». </text:p>
            </text:list-item>
            <text:list-item>
              <text:p text:style-name="P30">С момента нажатия Заказчиком указанной в предыдущем пункте кнопки Техническое задание считается представленным Исполнителю. Исполнитель присваивает Техническому заданию внутренний номер и дату, которые доводятся до Заказчика через Защищенные страницы Сайта.</text:p>
            </text:list-item>
            <text:list-item>
              <text:p text:style-name="P30">Техническое задание должно содержать описание Работы, достаточное для ее выполнения, стоимость Работы, срок выполнения Работы (начальный и конечный срок), иные условия выполнения Работы, имеющие существенное значение для Заказчика. </text:p>
            </text:list-item>
            <text:list-item>
              <text:p text:style-name="P30">Заказчик вправе через Защищенные страницы Сайта изменять, дополнять или уточнять представленное Техническое задание, вносить в него корректировки либо отменять его до утверждения этого Технического задания Исполнителем.</text:p>
            </text:list-item>
            <text:list-item>
              <text:p text:style-name="P30">Исполнитель вправе обратиться к Заказчику с запросом об уточнении Технического задания. Исполнитель также вправе запросить у Заказчика дополнительные материалы или информацию, необходимые для выполнения Работы, предусмотренной Техническим заданием.</text:p>
              <text:list>
                <text:list-item>
                  <text:p text:style-name="P27">Техническое задание не может предусматривать выполнение Работы, к которой подлежат применению положения гражданского законодательства о бытовом подряде, строительном подряде, подряде на выполнение изыскательских и проектных работ, подряде на проведении научно-исследовательских или опытно-конструкторских работ, а также для выполнения которых в соответствии с применимым законодательством необходимо получение или наличие лицензии или разрешения контролирующих органов, а также состоять в саморегулируемых организациях.</text:p>
                </text:list-item>
              </text:list>
            </text:list-item>
          </text:list>
        </text:list-item>
      </text:list>
      <text:p text:style-name="P14"/>
      <text:p text:style-name="P14"/>
      <text:p text:style-name="P14"/>
      <text:p text:style-name="P14"/>
      <text:list xml:id="list34392057" text:continue-numbering="true" text:style-name="WW8Num1">
        <text:list-item>
          <text:p text:style-name="P29"><text:soft-page-break/>Утверждение Технического задания</text:p>
        </text:list-item>
      </text:list>
      <text:p text:style-name="P14"/>
      <text:list xml:id="list34368807" text:continue-numbering="true" text:style-name="WW8Num1">
        <text:list-item>
          <text:list>
            <text:list-item>
              <text:p text:style-name="P30">Техническое задание подлежит утверждению Исполнителем. </text:p>
            </text:list-item>
            <text:list-item>
              <text:p text:style-name="P30">До момента утверждения Технического задания такое Техническое задание не является обязательным для Исполнителя и не имеет никаких иных юридических последствий.</text:p>
            </text:list-item>
            <text:list-item>
              <text:p text:style-name="P30">Утверждение Технического задания со стороны Исполнителя осуществляется по единоличному и полному усмотрению Исполнителя, который вправе как утвердить Техническое задание, так и отклонить его без объяснения причин.</text:p>
            </text:list-item>
            <text:list-item>
              <text:p text:style-name="P30">Исполнитель доводит информацию об утверждении или отклонении Технического задания до Заказчика через Защищенные страницы Сайта.</text:p>
            </text:list-item>
            <text:list-item>
              <text:p text:style-name="P30">С момента утверждения Технического задания Исполнителем оно становится обязательным для Сторон и становится неотъемлемой частью Соглашения. После утверждения Технического задания Исполнителем Заказчик не вправе изменять, дополнять это Техническое задание или отказываться от него без согласования с Исполнителем.</text:p>
            </text:list-item>
            <text:list-item>
              <text:p text:style-name="P30">После утверждения Технического задания Исполнителем, если это необходимо, то Заказчик по требованию Исполнителя обязуется распечатать Техническое задание на бумажном носителе с использованием имеющихся на Сайте программных средств и подписать его. Копия подписанного Технического задания размещается Заказчиком на Защищенных страницах Сайта, оригинал направляется Исполнителю по почте, курьерской доставкой или иным способом, обеспечивающим получение Исполнителем подписанного Заказчиком Технического задания.</text:p>
            </text:list-item>
          </text:list>
        </text:list-item>
      </text:list>
      <text:p text:style-name="P12"/>
      <text:list xml:id="list34377315" text:continue-numbering="true" text:style-name="WW8Num1">
        <text:list-item>
          <text:p text:style-name="P29">Условия выполнения Работы</text:p>
        </text:list-item>
      </text:list>
      <text:p text:style-name="P10"/>
      <text:list xml:id="list34398545" text:continue-numbering="true" text:style-name="WW8Num1">
        <text:list-item>
          <text:list>
            <text:list-item>
              <text:p text:style-name="P30">Исполнитель обязуется выполнять Работу в строгом соответствии с Техническим заданием. Исполнитель приступает к выполнению Работы только при условии получения в полном объеме предоплаты в размере стоимости Работы (со всеми применимыми налогами и сборами), согласованной в Техническом задании. </text:p>
            </text:list-item>
            <text:list-item>
              <text:p text:style-name="P30">Исполнитель вправе самостоятельно определять порядок и способы выполнения Работы. При этом Исполнитель вправе как выполнять Работы самостоятельно, так и свободно привлекать для выполнения Работ третьих лиц, передавая им выполнение Работы как полностью, так и в части. Отдельного согласия Заказчика на привлечение Исполнителем для выполнения Работы третьих лиц не требуется. </text:p>
            </text:list-item>
            <text:list-item>
              <text:p text:style-name="P30">Работа выполняется иждивением Исполнителя, если только иное не указано в утвержденном Техническом задании. Риск случайной гибели или случайного повреждения материалов, оборудования, переданной для переработки (обработки) вещи или иного используемого для исполнения Соглашения имущества, а также результата выполненной Работы до ее приемки несет Заказчик. Экономия Исполнителя не распределяется между Сторонами.</text:p>
            </text:list-item>
            <text:list-item>
              <text:p text:style-name="P30">В случае если по условиям выполнения Работы Заказчик предоставляет Исполнителю материалы, необходимые для ее выполнения, Исполнитель не несет ответственности за недостатки результатов Работы, если такие недостатки вызваны недостатками переданных Заказчиком материалов.</text:p>
            </text:list-item>
            <text:list-item>
              <text:p text:style-name="P30">Исполнитель не несет ответственности за недостатки результатов Работ, вызванные неточностью, ошибочностью и/или недостоверностью сведений о Работе, изложенных Заказчиком в Техническом задании, или иным образом предоставленных Заказчиком Исполнителю.</text:p>
            </text:list-item>
            <text:list-item>
              <text:p text:style-name="P30">После утверждения Исполнителем Технического задания Заказчик не вправе без согласования с Исполнителем отказаться от Работы по Техническому заданию. Любой отказ от Работы после утверждения Технического задания возможен только по согласованию с Исполнителем и при условии уплаты Исполнителю части стоимости Работы пропорционально части Работы, выполненной Исполнителем к моменту получения Исполнителем уведомления Заказчика о таком отказе.</text:p>
            </text:list-item>
          </text:list>
        </text:list-item>
        <text:list-item>
          <text:p text:style-name="P29"><text:soft-page-break/>Оплата Работы</text:p>
        </text:list-item>
      </text:list>
      <text:p text:style-name="P14"><text:bookmark-start text:name="OLE_LINK2"/></text:p>
      <text:list xml:id="list34392536" text:continue-numbering="true" text:style-name="WW8Num1">
        <text:list-item>
          <text:list>
            <text:list-item>
              <text:p text:style-name="P30">Стоимость каждой конкретной Работы определяется Техническим заданием и включает как компенсацию издержек Исполнителя, так и его вознаграждение. Стоимость Работы, определенная Техническим заданием, является твердой. </text:p>
            </text:list-item>
            <text:list-item>
              <text:p text:style-name="P30">Заказчик осуществляет оплату Работы одним из Способов оплаты, согласованных с Исполнителем при помощи технических средств Сайта. </text:p>
            </text:list-item>
            <text:list-item>
              <text:p text:style-name="P30">Не позднее 3 (трех) рабочих дней с момента утверждения Исполнителем Технического задания Заказчик оплачивает Исполнителю стоимость Работы (со всеми применимыми налогами и сборами), указанную в Техническом задании, на условиях предоплаты в полном объеме одним из предусмотренных Способов оплаты.</text:p>
            </text:list-item>
            <text:list-item>
              <text:p text:style-name="P30">Обязательство Заказчика по оплате Работы будет считаться исполненным в момент поступления денежных средств Исполнителю в зависимости от выбранного Способа оплаты, согласованного Заказчиком с Исполнителем при помощи технических средств Сайта. </text:p>
            </text:list-item>
            <text:list-item>
              <text:p text:style-name="P30">Исполнитель приступает к выполнению Работы только при условии получения в полном объеме предоплаты в размере стоимости Работы (со всеми применимыми налогами и сборами), согласованной в Техническом задании.</text:p>
            </text:list-item>
            <text:list-item>
              <text:p text:style-name="P30">В случае неосуществления оплаты в полном объеме за выполнение Работы по Техническому заданию в течение более чем 10 (десяти) рабочих дней с момента утверждения Технического задания Исполнитель вправе в одностороннем внесудебном порядке аннулировать Техническое задание и уведомить об этом Заказчика через Защищенные страницы и/или иным доступным способом. В этом случае Техническое задание будет считаться непредоставленным и неутвержденным. </text:p>
            </text:list-item>
          </text:list>
        </text:list-item>
      </text:list>
      <text:p text:style-name="P6"><text:bookmark-end text:name="OLE_LINK2"/></text:p>
      <text:list xml:id="list34380990" text:continue-numbering="true" text:style-name="WW8Num1">
        <text:list-item>
          <text:p text:style-name="P29">Передача результата Работы</text:p>
        </text:list-item>
      </text:list>
      <text:p text:style-name="P14"/>
      <text:list xml:id="list34385224" text:continue-numbering="true" text:style-name="WW8Num1">
        <text:list-item>
          <text:list>
            <text:list-item>
              <text:p text:style-name="P30">По окончании выполнения Работы Исполнитель передает Заказчику ее результат в порядке, предусмотренном Техническим заданием или согласованном Сторонами, с учетом ограничения, установленного п. 2.5.2 настоящего Соглашения. Если особенности передачи результата Работы Техническим заданием не предусмотрены, Исполнитель вправе самостоятельно определить порядок передачи результата Работы, с учетом ограничения, установленного п. 2.5.2 настоящего Соглашения. Результат Работы может быть, в том числе, передан через Защищенные страницы Сайта или любым иным пригодным для этого способом. </text:p>
            </text:list-item>
            <text:list-item>
              <text:p text:style-name="P30"><text:bookmark-start text:name="OLE_LINK1"/><text:bookmark-start text:name="OLE_LINK3"/>Заказчик подтверждает принятие им Работы в течение 3 (трех) рабочих дней с момента передачи ему результата Работы нажатия на Защищенных страницах Сайта кнопки «Завершить этап». С момента нажатия Заказчиком кнопки «Завершить этап» Работа считается принятой.<text:bookmark-end text:name="OLE_LINK1"/><text:bookmark-end text:name="OLE_LINK3"/> Принятие Работы может быть также оформлено иными документами Заказчика, однако, при обязательном подтверждении принятия Работы на Защищенных страницах Сайта. </text:p>
            </text:list-item>
            <text:list-item>
              <text:p text:style-name="P30">Принятие результата Работы Заказчиком удостоверяет надлежащее исполнение обязательства по ее выполнению Исполнителем и отсутствие недостатков в Работе. В случае отсутствия сведений о принятии или непринятии Работы в течение 3 (трех) рабочих дней с момента передачи Заказчику результата Работы, Работа считается принятой в полном объеме без замечаний. Заказчик, принявший Работу, не вправе ссылаться на какие-либо недостатки Работы, не оговоренные при ее приеме.</text:p>
            </text:list-item>
          </text:list>
        </text:list-item>
      </text:list>
      <text:p text:style-name="P20"/>
      <text:list xml:id="list34378727" text:continue-numbering="true" text:style-name="WW8Num1">
        <text:list-item>
          <text:list>
            <text:list-item>
              <text:p text:style-name="P30">Если иное не будет согласовано Сторонами, то не позднее 5 (пяти) рабочих дней с момента принятия результата Работы Заказчиком Исполнитель обязуется направить Заказчику при помощи защищенных страниц Сайта или по почте счет-фактуру и акт сдачи-приемки Работы в письменной форме, подписанный уполномоченным представителем Исполнителя. Если иное не будет согласовано Сторонами, то не позднее 7 (семи) рабочих дней с момента принятия результата Работы Заказчиком Заказчик обязуется предоставить Исполнителю либо направить Исполнителю по почте акт сдачи-приемки Работы в письменной форме, подписанный уполномоченным представителем Заказчика.</text:p>
            </text:list-item>
          </text:list>
        </text:list-item>
      </text:list>
      <text:p text:style-name="P13"/>
      <text:list xml:id="list34388872" text:continue-numbering="true" text:style-name="WW8Num1">
        <text:list-item>
          <text:p text:style-name="P26">Качество и сроки выполняемой Работы</text:p>
        </text:list-item>
      </text:list>
      <text:p text:style-name="P14"/>
      <text:list xml:id="list34375068" text:continue-numbering="true" text:style-name="WW8Num1">
        <text:list-item>
          <text:list>
            <text:list-item>
              <text:p text:style-name="P30">Качество выполняемой Работы должно соответствовать условиям Технического задания, а при отсутствии таких условий – соответствовать требованиям, обычно предъявляемым к работам или услугам такого рода.</text:p>
            </text:list-item>
            <text:list-item>
              <text:p text:style-name="P30">Работа должна быть выполнена в срок, указанный в Техническом задании. Начальный и конечный срок выполнения Работы определяются в Техническом задании. При этом Исполнитель приступает к выполнению Работы только при условии получения в полном объеме предоплаты в размере стоимости Работы (со всеми применимыми налогами и сборами), согласованной в Техническом задании. В случае просрочки оплаты стоимости Работы, если Техническое задание не было аннулировано Исполнителем, сроки начала и окончания выполнения Работы сдвигаются на срок, на который была допущена просрочка по оплате. </text:p>
            </text:list-item>
            <text:list-item>
              <text:p text:style-name="P30">При обнаружении недостатков выполненной Работы, ненадлежащего качества результата Работы или нарушении срока ее выполнения Заказчик направляет Исполнителю через Защищенные страницы претензию. Для направления претензии Заказчик нажимает на кнопку «Обратиться в арбитраж», размещенную на Защищенных страницах Сайта. Заказчик вправе направить претензию иным способом, в том числе в письменной форме, но при условии обязательного одновременного направления претензии через Защищенные страницы Сайта.</text:p>
            </text:list-item>
            <text:list-item>
              <text:p text:style-name="P30">Исполнитель обязуется ответить на представленную претензию Заказчика в течение 5 (пяти) рабочих дней с момента ее получения. Заказчик не вправе ссылаться на любые недостатки выполненной Работы или ненадлежащее качество результата Работы после приемки результата Работы (после нажатия на Защищенных страницах Сайта кнопки <text:s/>«Завершить этап»). </text:p>
            </text:list-item>
          </text:list>
        </text:list-item>
      </text:list>
      <text:p text:style-name="P11"/>
      <text:list xml:id="list34384430" text:continue-numbering="true" text:style-name="WW8Num1">
        <text:list-item>
          <text:p text:style-name="P26">Интеллектуальные права</text:p>
        </text:list-item>
      </text:list>
      <text:p text:style-name="P14"/>
      <text:list xml:id="list34382585" text:continue-numbering="true" text:style-name="WW8Num1">
        <text:list-item>
          <text:list>
            <text:list-item>
              <text:p text:style-name="P31">В том случае, если Техническое задание предусматривает выполнение Работы, результатом которой является создание объекта интеллектуальной собственности (результата интеллектуальной деятельности и/или средства индивидуализации), в том числе, но не ограничиваясь этим, объекта, охраняемого авторским правом, Заказчику, если иное не будет согласовано Сторонами, передаются и в пользу Заказчика отчуждаются все исключительные права (исключительное право в полном объеме) на созданный объект интеллектуальной собственности. В таком случае в результате исполнения Соглашения и соответствующего Технического задания исключительное право будет в полном объеме принадлежать Заказчику. Исключительное право переходит к Заказчику в момент принятия Работы. В этом случае в Техническом задании отдельно определяется размер вознаграждения за передачу исключительного права. В том случае, если в Техническом задании не определено иное, то размер вознаграждения за передачу исключительного права составляет один рубль РФ, и это вознаграждение включено в стоимость Работы. </text:p>
            </text:list-item>
            <text:list-item>
              <text:p text:style-name="P31">В остальных случаях вопросы, связанные с правами на результаты интеллектуальной деятельности, будут регулироваться действующим законодательством Российской Федерации, в том числе частью 4 Гражданского кодекса Российской Федерации.</text:p>
            </text:list-item>
          </text:list>
        </text:list-item>
      </text:list>
      <text:p text:style-name="P19"><text:soft-page-break/></text:p>
      <text:p text:style-name="P11"/>
      <text:list xml:id="list34371648" text:continue-numbering="true" text:style-name="WW8Num1">
        <text:list-item>
          <text:p text:style-name="P26">Права и обязанности Сторон</text:p>
        </text:list-item>
      </text:list>
      <text:p text:style-name="P14"/>
      <text:list xml:id="list34381799" text:continue-numbering="true" text:style-name="WW8Num1">
        <text:list-item>
          <text:list>
            <text:list-item>
              <text:p text:style-name="P31">Исполнитель обязуется:</text:p>
              <text:list>
                <text:list-item>
                  <text:p text:style-name="P27">Выполнять Работу в соответствии с Техническим заданием, представленным Заказчиком в установленном Соглашением порядке.</text:p>
                </text:list-item>
                <text:list-item>
                  <text:p text:style-name="P27">Обеспечить нормальное функционирование Сайта образом, достаточным для целей Соглашения.</text:p>
                </text:list-item>
                <text:list-item>
                  <text:p text:style-name="P27">Обеспечить возможность обмена сообщениями между Заказчиком и Исполнителем через Защищенные страницы.</text:p>
                </text:list-item>
                <text:list-item>
                  <text:p text:style-name="P27">Своевременно обрабатывать передаваемое Заказчиком Техническое задание, претензии и иные сообщения.</text:p>
                </text:list-item>
                <text:list-item>
                  <text:p text:style-name="P27">Добросовестно выполнять иные обязательства в соответствии с Соглашением. </text:p>
                </text:list-item>
              </text:list>
            </text:list-item>
            <text:list-item>
              <text:p text:style-name="P32">Исполнитель вправе:</text:p>
              <text:list>
                <text:list-item>
                  <text:p text:style-name="P27">Утверждать и отклонять Техническое задание в порядке, предусмотренном Соглашением.</text:p>
                </text:list-item>
                <text:list-item>
                  <text:p text:style-name="P27">Без ограничения привлекать для выполнения Работ полностью или в части иных лиц по своему выбору либо выполнять Работы самостоятельно.</text:p>
                </text:list-item>
                <text:list-item>
                  <text:p text:style-name="P27">Требовать от Заказчика предоставления дополнительных сведений, необходимых для выполнения Работы по представленному Техническому заданию.</text:p>
                </text:list-item>
                <text:list-item>
                  <text:p text:style-name="P27">Требовать от Заказчика оплаты выполненной Работы. </text:p>
                </text:list-item>
                <text:list-item>
                  <text:p text:style-name="P27">Реализовывать иные права, предусмотренные Соглашением. </text:p>
                </text:list-item>
              </text:list>
            </text:list-item>
            <text:list-item>
              <text:p text:style-name="P32">Заказчик обязуется:</text:p>
              <text:list>
                <text:list-item>
                  <text:p text:style-name="P27">Своевременно на условиях предоплаты уплачивать Исполнителю стоимость Работ в соответствии с условиями Соглашения.</text:p>
                </text:list-item>
                <text:list-item>
                  <text:p text:style-name="P27">Поддерживать Персональные данные в таком состоянии, чтобы они были актуальными и соответствовали действительности, своевременно вносить в них изменения.<text:bookmark-start text:name="_Ref201556419"/></text:p>
                </text:list-item>
                <text:list-item>
                  <text:p text:style-name="P27">Принимать все меры, направленные на ограничение доступа к Учетной информации Заказчика<text:bookmark-end text:name="_Ref201556419"/>, обеспечить, чтобы доступ на Защищенные страницы Сайта осуществлялся только уполномоченными сотрудниками или представителями Заказчика.</text:p>
                </text:list-item>
                <text:list-item>
                  <text:p text:style-name="P27">Не предпринимать каких-либо действий, направленных на причинение любого вреда Сайту, в частности, действия:</text:p>
                  <text:list>
                    <text:list-item>
                      <text:p text:style-name="P33">направленные на неправомерный доступ к размещенной на Сайте закрытой для Заказчика информации, в целях уничтожения, копирования, модификации или блокирования такой информации или ознакомления с нею; </text:p>
                    </text:list-item>
                    <text:list-item>
                      <text:p text:style-name="P28">направленные на заражение Сайта компьютерными вирусами или иными вредоносными программами;</text:p>
                    </text:list-item>
                    <text:list-item>
                      <text:p text:style-name="P28">направленные на распространение компьютерных вирусов и иных вредоносных программ через Сайт; </text:p>
                    </text:list-item>
                    <text:list-item>
                      <text:p text:style-name="P28">по размещению на Сайте материалов в нарушение действующего законодательства, в том числе экстремистского, оскорбительного и иного незаконного характера.</text:p>
                    </text:list-item>
                  </text:list>
                </text:list-item>
                <text:list-item>
                  <text:p text:style-name="P27">Добросовестно выполнять иные обязательства в соответствии с Соглашением.</text:p>
                </text:list-item>
              </text:list>
            </text:list-item>
            <text:list-item>
              <text:p text:style-name="P32">Заказчик вправе:</text:p>
              <text:list>
                <text:list-item>
                  <text:p text:style-name="P27">Регистрироваться на Сайте и получать Учетные данные.</text:p>
                </text:list-item>
                <text:list-item>
                  <text:p text:style-name="P27">Получать доступ на Защищенные страницы Сайта, в том числе для целей, связанных с Соглашением, и пользоваться ими.</text:p>
                </text:list-item>
                <text:list-item>
                  <text:p text:style-name="P27">Формулировать Техническое задание и передавать его на утверждение Исполнителю.</text:p>
                </text:list-item>
                <text:list-item>
                  <text:p text:style-name="P27"><text:soft-page-break/>Требовать выполнения Работы в соответствии с утвержденным Техническим заданием. </text:p>
                </text:list-item>
                <text:list-item>
                  <text:p text:style-name="P27">Реализовывать иные права, предусмотренные Соглашением.</text:p>
                </text:list-item>
              </text:list>
            </text:list-item>
          </text:list>
        </text:list-item>
      </text:list>
      <text:p text:style-name="P10"/>
      <text:list xml:id="list34389809" text:continue-numbering="true" text:style-name="WW8Num1">
        <text:list-item>
          <text:p text:style-name="P26">Ответственность сторон</text:p>
        </text:list-item>
      </text:list>
      <text:p text:style-name="P14"/>
      <text:list xml:id="list34388107" text:continue-numbering="true" text:style-name="WW8Num1">
        <text:list-item>
          <text:list>
            <text:list-item>
              <text:p text:style-name="P31">За неисполнение или ненадлежащее исполнение обязательств по Соглашению Стороны несут ответственность в соответствии с действующим законодательством Российской Федерации и Соглашением. </text:p>
            </text:list-item>
            <text:list-item>
              <text:p text:style-name="P31">При ненадлежащем качестве Работы Заказчик вправе предъявить Исполнителю требования, предусмотренные действующим гражданским законодательством Российской Федерации, в сроки, оговоренные в Соглашении. При этом объем ответственности Исполнителя за неисполнение или ненадлежащее исполнение своих обязательств по Соглашению ограничивается причиненным Заказчику реальным ущербом. Под реальным ущербом понимается размер денежных средств, уплаченных Заказчиком Исполнителю в счет выполнения Работы по соответствующему Техническому заданию.</text:p>
            </text:list-item>
            <text:list-item>
              <text:p text:style-name="P31">Стороны освобождаются от ответственности за частичное или полное неисполнение обязательств по Соглашению, если такое неисполнение вызвано обстоятельствами непреодолимой силы. Обстоятельствами непреодолимой силы являются пожар, наводнение, землетрясение, война, а также непредвиденные законные акты и действия федеральных органов власти, равно как и другие чрезвычайного обстоятельства, которые не зависели от Сторон и которые Стороны были не в состоянии предвидеть и предотвратить разумными мерами. Сроки исполнения обязательств по Соглашению отодвигаются соразмерно времени, в течение которого действовали обстоятельства непреодолимой силы. Сторона, для которой создалась невозможность исполнения обязательств по Соглашению вследствие обстоятельств непреодолимой силы, должна немедленно известить другую Сторону о возникновении и прекращении таких обстоятельств.</text:p>
            </text:list-item>
          </text:list>
        </text:list-item>
      </text:list>
      <text:p text:style-name="P11"/>
      <text:list xml:id="list34388235" text:continue-numbering="true" text:style-name="WW8Num1">
        <text:list-item>
          <text:p text:style-name="P29">Заключение, изменение, расторжение и действие Соглашения</text:p>
        </text:list-item>
      </text:list>
      <text:p text:style-name="P14"/>
      <text:list xml:id="list34397015" text:continue-numbering="true" text:style-name="WW8Num1">
        <text:list-item>
          <text:list>
            <text:list-item>
              <text:p text:style-name="P31">Соглашение заключается путем акцепта со стороны Заказчика настоящей Оферты Исполнителя о заключении Соглашения. </text:p>
            </text:list-item>
            <text:list-item>
              <text:p text:style-name="P31">Соглашение считается заключенным с даты акцепта Заказчиком настоящей Оферты Исполнителя. Акцептом Оферты Исполнителя является нажатие Заказчиком размещенной на Защищенных страницах Сайта кнопки «Предложить сделку», а также продолжение использования онлайн сервиса «Безопасная сделка». Технические средства Сайта позволяют идентифицировать нажатие указанной кнопки, совершенное под Логином Заказчика. Сведения о нажатии указанной кнопки будут сохраняться при помощи программно-технических средств Сайта. </text:p>
            </text:list-item>
            <text:list-item>
              <text:p text:style-name="P31">При акцепте Оферты Исполнитель присваивает Соглашению внутренний номер и дату Соглашения, которые доводятся до Заказчика через Защищенные страницы Сайта. </text:p>
            </text:list-item>
            <text:list-item>
              <text:p text:style-name="P31">Наличие заключенного Соглашения подтверждается действиями Заказчика по осуществлению оплаты стоимости Работы в связи с Соглашением. </text:p>
            </text:list-item>
            <text:list-item>
              <text:p text:style-name="P31">Заказчик по требованию Исполнителя обязан подтвердить наличие заключенного Соглашения путем составления и подписания Исполнителем и Заказчиком единого документа, оформляющего договоренности Заказчика и Исполнителя, содержащего указание на дату и номер Соглашения и иные условия, изложенные в Оферте. Для этого Заказчик обязан распечатать сформированное при помощи программных средств Сайта Соглашение, подписать его и отправить его Исполнителю. Копия подписанного Соглашения должна быть размещена Заказчиком на Защищенных страницах Сайта.</text:p>
            </text:list-item>
          </text:list>
        </text:list-item>
      </text:list>
      <text:p text:style-name="P17"/>
      <text:list xml:id="list34376891" text:continue-numbering="true" text:style-name="WW8Num1">
        <text:list-item>
          <text:list>
            <text:list-item>
              <text:p text:style-name="P31"><text:soft-page-break/>В случае неоформления Соглашения со стороны Заказчика в течение 5 (пяти) рабочих дней с момента предъявления соответствующего требования Исполнителя Исполнитель вправе приостановить исполнение Соглашения до оформления Соглашения единым документом или расторгнуть Соглашение в одностороннем внесудебном порядке.</text:p>
            </text:list-item>
            <text:list-item>
              <text:p text:style-name="P31">Действия, связанные с заключением, изменением, расторжением или исполнением Соглашения, которые совершены лицом, воспользовавшимся Учетной информацией Исполнителя для доступа к Защищенным страницам Сайта, считаются совершенными Заказчиком от собственного имени, как если бы были совершены Заказчиком лично.</text:p>
            </text:list-item>
            <text:list-item>
              <text:p text:style-name="P31">Соглашение может быть изменено по соглашению Сторон. Ни одна из Сторон не может в одностороннем порядке изменять условия Соглашения, если иное не предусмотрено настоящим Соглашением. </text:p>
            </text:list-item>
            <text:list-item>
              <text:p text:style-name="P31">Соглашение может быть расторгнуто по соглашению Сторон, а также в случаях, предусмотренных Соглашением.</text:p>
            </text:list-item>
            <text:list-item>
              <text:p text:style-name="P31">Если в связи с Соглашением Исполнитель выполняет Работу на основании Технического задания или между Сторонами имеются споры по поводу выполненной Работы, то Соглашение может быть расторгнуто по требованию Заказчика по основаниям, предусмотренным действующим гражданским законодательством Российской Федерации, а по требованию Исполнителя – по основаниям, предусмотренным настоящим Соглашением и действующим гражданским законодательством Российской Федерации.</text:p>
            </text:list-item>
          </text:list>
        </text:list-item>
      </text:list>
      <text:p text:style-name="P11"/>
      <text:list xml:id="list34366629" text:continue-numbering="true" text:style-name="WW8Num1">
        <text:list-item>
          <text:p text:style-name="P29">Применимое право и порядок разрешения споров</text:p>
        </text:list-item>
      </text:list>
      <text:p text:style-name="P14"/>
      <text:list xml:id="list34388435" text:continue-numbering="true" text:style-name="WW8Num1">
        <text:list-item>
          <text:list>
            <text:list-item>
              <text:p text:style-name="P31">Соглашение регулируется и толкуется в соответствии с материальным правом Российской Федерации без учета его коллизионных норм.</text:p>
            </text:list-item>
            <text:list-item>
              <text:p text:style-name="P31">В случае возникновения любых споров или разногласий, связанных с исполнением Соглашения, Стороны приложат все усилия для их разрешения путем переговоров. Стороны обязуются до обращения в любые органы, разрешающие споры, предпринять все возможные меры для урегулирования любых разногласий в претензионном порядке в течение срока не менее 40 (сорока) рабочих дней. При урегулировании разногласий Стороны будут учитывать исключительно переписку на Защищенных страницах Сайта.</text:p>
            </text:list-item>
            <text:list-item>
              <text:p text:style-name="P31">Если возникший спор и разногласия не будут разрешены путем переговоров, они подлежат разрешению в компетентном суде в соответствии с законодательством Российской Федерации.</text:p>
            </text:list-item>
          </text:list>
        </text:list-item>
      </text:list>
      <text:p text:style-name="P14"/>
      <text:list xml:id="list34373622" text:continue-numbering="true" text:style-name="WW8Num1">
        <text:list-item>
          <text:p text:style-name="P29">Заключительные положения</text:p>
        </text:list-item>
      </text:list>
      <text:p text:style-name="P14"/>
      <text:list xml:id="list34375488" text:continue-numbering="true" text:style-name="WW8Num1">
        <text:list-item>
          <text:list>
            <text:list-item>
              <text:p text:style-name="P31">Стороны соглашаются, что любые сообщения, направляемые Сторонами друг другу при помощи Защищенных страниц Сайта, приравниваются к письменным документам, подписанным Сторонами лично, и имеют такое же юридическое значение. При этом Исполнитель вправе, но не обязан, требовать от Заказчика оформления документов, составленных при помощи Защищенных страниц Сайта в бумажном виде. </text:p>
            </text:list-item>
            <text:list-item>
              <text:p text:style-name="P31">Стороны обязуются сообщать друг другу о любом факте несанкционированного разглашения третьим лицам Учетной информации Заказчика. </text:p>
            </text:list-item>
            <text:list-item>
              <text:p text:style-name="P31"><text:bookmark-start text:name="_Ref251317569"/>Заказчик принимает во внимание и соглашается, что исполнение, неисполнение или ненадлежащее исполнение обязательств по настоящему Соглашению может влиять на статус и/или характеристики зарегистрированного на Сайте лица, через которое действует Заказчик,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text:bookmark-end text:name="_Ref251317569"/></text:p>
            </text:list-item>
          </text:list>
        </text:list-item>
      </text:list>
      <text:p text:style-name="P18"/>
      <text:p text:style-name="P17"/>
      <text:list xml:id="list34382916" text:continue-numbering="true" text:style-name="WW8Num1">
        <text:list-item>
          <text:list>
            <text:list-item>
              <text:p text:style-name="P31"><text:soft-page-break/>Заказчик гарантирует, что пользуется Сайтом в соответствии с условиями и правилами его использования, информация о нем на Защищенных страницах Сайта отражена правильным и полным образом, он действует под собственным, а не вымышленным именем, все действия, совершенные на Сайте под Логином и Паролем совершаются им лично или уполномоченными лицами, обязательны и юридически действительны для Исполнителя.</text:p>
            </text:list-item>
          </text:list>
        </text:list-item>
      </text:list>
      <text:p text:style-name="P19"/>
      <text:p text:style-name="P11"/>
      <text:list xml:id="list34387135" text:continue-numbering="true" text:style-name="WW8Num1">
        <text:list-item>
          <text:p text:style-name="P29">Сведения об Исполнителе</text:p>
        </text:list-item>
      </text:list>
      <text:p text:style-name="P11"/>
      <text:p text:style-name="P2">ООО «Ваан»</text:p>
      <text:p text:style-name="P4">Юридический адрес: 125040, Москва, улица Нижняя, дом 14, корпус 1</text:p>
      <text:p text:style-name="P4">Почтовый адрес: 129223, Москва, а/я 33</text:p>
      <text:p text:style-name="P4">ИНН 7805399430</text:p>
      <text:p text:style-name="P4">КПП 771401001</text:p>
      <text:p text:style-name="P4">Расчетный счет 40702810787880000803</text:p>
      <text:p text:style-name="P4">в Московский филиал ОАО АКБ "РОСБАНК" г. Москва </text:p>
      <text:p text:style-name="P4">Корреспондентский счет: 30101810000000000272</text:p>
      <text:p text:style-name="P4">БИК 044583272</text:p>
      <text:p text:style-name="P4">ОКПО 94626823</text:p>
      <text:p text:style-name="P4">ОГРН 5067847040421</text:p>
      <text:p text:style-name="P4">ОКВЭД 52.6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fo:language="zxx" fo:country="none"/>
    </style:style>
    <style:style style:name="Текст_20_примечания" style:display-name="Текст примечания" style:family="paragraph" style:parent-style-name="Standard">
      <style:text-properties fo:language="zxx" fo:country="none"/>
    </style:style>
    <style:style style:name="Темный_20_список_20_-_20_Акцент_20_5" style:display-name="Темный список - Акцент 5" style:family="paragraph" style:parent-style-name="Standard">
      <style:paragraph-properties fo:margin="100%" fo:margin-left="1.27cm" fo:margin-right="0cm" fo:margin-top="0cm" fo:margin-bottom="0cm" fo:text-indent="0cm" style:auto-text-indent="false"/>
    </style:style>
    <style:style style:name="Текст_20_выноски" style:display-name="Текст выноски" style:family="paragraph" style:parent-style-name="Standard">
      <style:text-properties style:font-name="Tahoma" fo:font-size="8pt" fo:language="zxx" fo:country="none" style:font-size-asian="8pt" style:font-name-complex="Tahoma" style:font-size-complex="8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Средняя_20_сетка_20_3_20_-_20_Акцент_20_5" style:display-name="Средняя сетка 3 - Акцент 5" style:family="paragraph">
      <style:paragraph-properties fo:orphans="2" fo:widows="2"/>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_20_Знак_20_Знак_20_Char_20_Char_20_Знак_20_Знак_20_Char_20_Char_20_Знак_20_Знак_20_Знак1_20_Знак" style:display-name=" Знак Знак Char Char Знак Знак Char Char Знак Знак Знак1 Знак"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language="zxx" fo:country="none"/>
    </style:style>
    <style:style style:name="Frame_20_contents" style:display-name="Frame contents" style:family="paragraph" style:parent-style-name="Text_20_body" style:class="extra"/>
    <style:style style:name="WW8Num1z1" style:family="text">
      <style:text-properties fo:font-weight="normal" style:font-weight-asian="normal"/>
    </style:style>
    <style:style style:name="Основной_20_шрифт_20_абзаца" style:display-name="Основной шрифт абзаца" style:family="text"/>
    <style:style style:name="Нижний_20_колонтитул_20_Знак" style:display-name="Нижний колонтитул Знак" style:family="text">
      <style:text-properties style:font-name="Times New Roman" fo:font-size="12pt" style:font-name-asian="Times New Roman" style:font-size-asian="12pt" style:font-name-complex="Times New Roman" style:font-size-complex="12pt"/>
    </style:style>
    <style:style style:name="Page_20_Number" style:display-name="Page Number" style:family="text" style:parent-style-name="Основной_20_шрифт_20_абзаца"/>
    <style:style style:name="Знак_20_примечания" style:display-name="Знак примечания" style:family="text">
      <style:text-properties fo:font-size="9pt" style:font-size-asian="9pt" style:font-size-complex="9pt"/>
    </style:style>
    <style:style style:name="Текст_20_примечания_20_Знак" style:display-name="Текст примечания Знак" style:family="text">
      <style:text-properties style:font-name="Times New Roman" fo:font-size="12pt" style:font-name-asian="Times New Roman" style:font-size-asian="12pt" style:font-name-complex="Times New Roman" style:font-size-complex="12pt"/>
    </style:style>
    <style:style style:name="Текст_20_выноски_20_Знак" style:display-name="Текст выноски Знак" style:family="text">
      <style:text-properties style:font-name="Tahoma" fo:font-size="8pt" style:font-name-asian="Times New Roman" style:font-size-asian="8pt" style:font-name-complex="Tahoma" style:font-size-complex="8pt"/>
    </style:style>
    <style:style style:name="Тема_20_примечания_20_Знак" style:display-name="Тема примечания Знак"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Верхний_20_колонтитул_20_Знак" style:display-name="Верхний колонтитул Знак" style:family="text">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font-size="10pt" style:font-size-asian="10pt" style:font-size-complex="10pt"/>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501cm" fo:margin-bottom="1.251cm" fo:margin-left="2.54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501cm" fo:margin-bottom="1.501cm" fo:margin-left="2.54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Врезка1" text:anchor-type="paragraph" svg:y="0.002cm" fo:min-width="0.041cm" draw:z-index="9"><draw:text-box fo:min-height="0.37cm"><text:p text:style-name="Footer"><text:span text:style-name="Page_20_Number"><text:span text:style-name="MT1"><text:page-number text:select-page="current">10</text:page-number></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_D</meta:initial-creator>
    <meta:creation-date>2012-09-10T22:56:00</meta:creation-date>
    <dc:date>2013-06-10T14:23:51.72</dc:date>
    <meta:print-date>2011-03-11T17:56:00</meta:print-date>
    <meta:editing-cycles>7</meta:editing-cycles>
    <meta:editing-duration>P2171DT9H38M39S</meta:editing-duration>
    <meta:generator>OpenOffice.org/3.4.1$Win32 OpenOffice.org_project/341m1$Build-9593</meta:generator>
    <meta:document-statistic meta:table-count="0" meta:image-count="0" meta:object-count="0" meta:page-count="10" meta:paragraph-count="147" meta:word-count="3667" meta:character-count="29883"/>
  </office:meta>
</office:document-meta>
</file>